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f8bd9"/>
    </style:style>
    <style:style style:name="P2" style:family="paragraph" style:parent-style-name="Text_20_body">
      <style:text-properties officeooo:paragraph-rsid="00128e9f"/>
    </style:style>
    <style:style style:name="P3" style:family="paragraph" style:parent-style-name="Text_20_body">
      <style:text-properties officeooo:paragraph-rsid="0012b383"/>
    </style:style>
    <style:style style:name="P4" style:family="paragraph" style:parent-style-name="Text_20_body">
      <style:text-properties officeooo:paragraph-rsid="0013b4f7"/>
    </style:style>
    <style:style style:name="P5" style:family="paragraph" style:parent-style-name="Text_20_body" style:list-style-name="L1">
      <style:text-properties officeooo:paragraph-rsid="0013b4f7"/>
    </style:style>
    <style:style style:name="P6" style:family="paragraph" style:parent-style-name="Text_20_body" style:list-style-name="L1">
      <style:text-properties officeooo:paragraph-rsid="0014e4b3"/>
    </style:style>
    <style:style style:name="P7" style:family="paragraph" style:parent-style-name="Text_20_body" style:list-style-name="L1">
      <style:text-properties fo:language="ru" fo:country="RU" officeooo:paragraph-rsid="001499ee"/>
    </style:style>
    <style:style style:name="P8" style:family="paragraph" style:parent-style-name="Text_20_body" style:list-style-name="L1">
      <style:text-properties fo:language="ru" fo:country="RU" officeooo:paragraph-rsid="0014e4b3"/>
    </style:style>
    <style:style style:name="P9" style:family="paragraph" style:parent-style-name="Text_20_body">
      <style:text-properties officeooo:paragraph-rsid="0014e4b3"/>
    </style:style>
    <style:style style:name="P10" style:family="paragraph" style:parent-style-name="Text_20_body">
      <style:text-properties officeooo:paragraph-rsid="00153746"/>
    </style:style>
    <style:style style:name="P11" style:family="paragraph" style:parent-style-name="Text_20_body" style:list-style-name="L10">
      <style:text-properties officeooo:paragraph-rsid="00153746"/>
    </style:style>
    <style:style style:name="P12" style:family="paragraph" style:parent-style-name="Text_20_body" style:list-style-name="L10">
      <style:text-properties officeooo:paragraph-rsid="001603da"/>
    </style:style>
    <style:style style:name="P13" style:family="paragraph" style:parent-style-name="Text_20_body">
      <style:text-properties officeooo:paragraph-rsid="00199069"/>
    </style:style>
    <style:style style:name="P14" style:family="paragraph" style:parent-style-name="Text_20_body">
      <style:text-properties officeooo:paragraph-rsid="001b653e"/>
    </style:style>
    <style:style style:name="P15" style:family="paragraph" style:parent-style-name="Text_20_body">
      <style:text-properties officeooo:paragraph-rsid="001e85ad"/>
    </style:style>
    <style:style style:name="P16" style:family="paragraph" style:parent-style-name="Text_20_body">
      <style:text-properties officeooo:paragraph-rsid="00203edf"/>
    </style:style>
    <style:style style:name="P17" style:family="paragraph" style:parent-style-name="Text_20_body">
      <style:text-properties officeooo:paragraph-rsid="00208ff8"/>
    </style:style>
    <style:style style:name="P18" style:family="paragraph" style:parent-style-name="Text_20_body">
      <style:text-properties officeooo:paragraph-rsid="0020df26"/>
    </style:style>
    <style:style style:name="P19" style:family="paragraph" style:parent-style-name="Text_20_body" style:list-style-name="L11">
      <style:text-properties officeooo:paragraph-rsid="0020df26"/>
    </style:style>
    <style:style style:name="P20" style:family="paragraph" style:parent-style-name="Text_20_body">
      <style:text-properties officeooo:paragraph-rsid="00216c08"/>
    </style:style>
    <style:style style:name="P21" style:family="paragraph" style:parent-style-name="Text_20_body" style:list-style-name="L12">
      <style:text-properties officeooo:paragraph-rsid="00216c08"/>
    </style:style>
    <style:style style:name="P22" style:family="paragraph" style:parent-style-name="Text_20_body">
      <style:text-properties officeooo:paragraph-rsid="0024ba0a"/>
    </style:style>
    <style:style style:name="P23" style:family="paragraph" style:parent-style-name="Text_20_body" style:list-style-name="L13">
      <style:text-properties officeooo:paragraph-rsid="0024ba0a"/>
    </style:style>
    <style:style style:name="P24" style:family="paragraph" style:parent-style-name="Text_20_body" style:list-style-name="L13">
      <style:text-properties officeooo:paragraph-rsid="00267d15"/>
    </style:style>
    <style:style style:name="P25" style:family="paragraph" style:parent-style-name="Text_20_body" style:list-style-name="L9">
      <style:paragraph-properties fo:margin-left="2.501cm" fo:margin-right="0cm" fo:text-indent="-0.635cm" style:auto-text-indent="false"/>
      <style:text-properties fo:language="ru" fo:country="RU" officeooo:paragraph-rsid="0014e4b3"/>
    </style:style>
    <style:style style:name="P26" style:family="paragraph" style:parent-style-name="Text_20_body" style:list-style-name="L12">
      <style:paragraph-properties fo:margin-left="2.501cm" fo:margin-right="0cm" fo:text-indent="-0.635cm" style:auto-text-indent="false"/>
      <style:text-properties officeooo:paragraph-rsid="0022a541"/>
    </style:style>
    <style:style style:name="P27" style:family="paragraph" style:parent-style-name="Text_20_body" style:list-style-name="L12">
      <style:paragraph-properties fo:margin-left="2.501cm" fo:margin-right="0cm" fo:text-indent="-0.635cm" style:auto-text-indent="false"/>
      <style:text-properties officeooo:paragraph-rsid="0022c269"/>
    </style:style>
    <style:style style:name="P28" style:family="paragraph" style:parent-style-name="Text_20_body" style:list-style-name="L12">
      <style:paragraph-properties fo:margin-left="2.501cm" fo:margin-right="0cm" fo:text-indent="-0.635cm" style:auto-text-indent="false"/>
      <style:text-properties officeooo:paragraph-rsid="0023f00f"/>
    </style:style>
    <style:style style:name="P29" style:family="paragraph" style:parent-style-name="Text_20_body" style:list-style-name="L12">
      <style:paragraph-properties fo:margin-left="2.501cm" fo:margin-right="0cm" fo:text-indent="-0.635cm" style:auto-text-indent="false"/>
      <style:text-properties officeooo:paragraph-rsid="0023f832"/>
    </style:style>
    <style:style style:name="P30" style:family="paragraph" style:parent-style-name="Text_20_body" style:list-style-name="L12">
      <style:paragraph-properties fo:margin-left="2.501cm" fo:margin-right="0cm" fo:text-indent="-0.635cm" style:auto-text-indent="false"/>
      <style:text-properties fo:language="en" fo:country="GB" officeooo:paragraph-rsid="0023f832"/>
    </style:style>
    <style:style style:name="P31" style:family="paragraph" style:parent-style-name="Text_20_body" style:list-style-name="L1">
      <style:paragraph-properties fo:margin-left="1.251cm" fo:margin-right="0cm" fo:text-indent="-0.635cm" style:auto-text-indent="false"/>
      <style:text-properties officeooo:paragraph-rsid="001499ee"/>
    </style:style>
    <style:style style:name="P32" style:family="paragraph" style:parent-style-name="Text_20_body" style:list-style-name="L12">
      <style:paragraph-properties fo:margin-left="1.251cm" fo:margin-right="0cm" fo:text-indent="-0.635cm" style:auto-text-indent="false"/>
      <style:text-properties officeooo:paragraph-rsid="0022a541"/>
    </style:style>
    <style:style style:name="P33" style:family="paragraph" style:parent-style-name="Text_20_body" style:list-style-name="L12">
      <style:paragraph-properties fo:margin-left="1.251cm" fo:margin-right="0cm" fo:text-indent="-0.635cm" style:auto-text-indent="false"/>
      <style:text-properties officeooo:paragraph-rsid="0023f00f"/>
    </style:style>
    <style:style style:name="P34" style:family="paragraph" style:parent-style-name="Text_20_body" style:list-style-name="L12">
      <style:paragraph-properties fo:margin-left="3.752cm" fo:margin-right="0cm" fo:text-indent="-0.635cm" style:auto-text-indent="false"/>
      <style:text-properties officeooo:paragraph-rsid="0023f00f"/>
    </style:style>
    <style:style style:name="P35" style:family="paragraph" style:parent-style-name="Heading_20_3">
      <style:text-properties officeooo:paragraph-rsid="000f8bd9"/>
    </style:style>
    <style:style style:name="P36" style:family="paragraph" style:parent-style-name="Heading_20_2">
      <style:paragraph-properties fo:break-before="page"/>
      <style:text-properties officeooo:paragraph-rsid="000f8bd9"/>
    </style:style>
    <style:style style:name="P37" style:family="paragraph" style:parent-style-name="Heading_20_2">
      <style:paragraph-properties fo:break-before="page"/>
      <style:text-properties officeooo:paragraph-rsid="00120c0a"/>
    </style:style>
    <style:style style:name="T1" style:family="text">
      <style:text-properties officeooo:rsid="000f8bd9"/>
    </style:style>
    <style:style style:name="T2" style:family="text">
      <style:text-properties fo:language="ru" fo:country="RU" officeooo:rsid="00120c0a"/>
    </style:style>
    <style:style style:name="T3" style:family="text">
      <style:text-properties fo:language="ru" fo:country="RU" officeooo:rsid="00128e9f"/>
    </style:style>
    <style:style style:name="T4" style:family="text">
      <style:text-properties fo:language="ru" fo:country="RU" officeooo:rsid="0013b4f7"/>
    </style:style>
    <style:style style:name="T5" style:family="text">
      <style:text-properties fo:language="ru" fo:country="RU" officeooo:rsid="001499ee"/>
    </style:style>
    <style:style style:name="T6" style:family="text">
      <style:text-properties fo:language="ru" fo:country="RU" officeooo:rsid="0014e4b3"/>
    </style:style>
    <style:style style:name="T7" style:family="text">
      <style:text-properties fo:language="ru" fo:country="RU" officeooo:rsid="00153746"/>
    </style:style>
    <style:style style:name="T8" style:family="text">
      <style:text-properties fo:language="ru" fo:country="RU" officeooo:rsid="001b653e"/>
    </style:style>
    <style:style style:name="T9" style:family="text">
      <style:text-properties fo:language="ru" fo:country="RU" officeooo:rsid="001e85ad"/>
    </style:style>
    <style:style style:name="T10" style:family="text">
      <style:text-properties fo:language="ru" fo:country="RU" officeooo:rsid="00203edf"/>
    </style:style>
    <style:style style:name="T11" style:family="text">
      <style:text-properties fo:language="ru" fo:country="RU" officeooo:rsid="0020df26"/>
    </style:style>
    <style:style style:name="T12" style:family="text">
      <style:text-properties fo:language="ru" fo:country="RU" officeooo:rsid="00216c08"/>
    </style:style>
    <style:style style:name="T13" style:family="text">
      <style:text-properties fo:language="ru" fo:country="RU" officeooo:rsid="0022a541"/>
    </style:style>
    <style:style style:name="T14" style:family="text">
      <style:text-properties fo:language="ru" fo:country="RU" officeooo:rsid="0022c269"/>
    </style:style>
    <style:style style:name="T15" style:family="text">
      <style:text-properties fo:language="ru" fo:country="RU" officeooo:rsid="0023f00f"/>
    </style:style>
    <style:style style:name="T16" style:family="text">
      <style:text-properties fo:language="ru" fo:country="RU" officeooo:rsid="0023f832"/>
    </style:style>
    <style:style style:name="T17" style:family="text">
      <style:text-properties fo:language="ru" fo:country="RU" officeooo:rsid="0024ba0a"/>
    </style:style>
    <style:style style:name="T18" style:family="text">
      <style:text-properties fo:language="ru" fo:country="RU" officeooo:rsid="00267d15"/>
    </style:style>
    <style:style style:name="T19" style:family="text">
      <style:text-properties fo:language="en" fo:country="GB" officeooo:rsid="00120c0a"/>
    </style:style>
    <style:style style:name="T20" style:family="text">
      <style:text-properties fo:language="en" fo:country="GB" officeooo:rsid="00128e9f"/>
    </style:style>
    <style:style style:name="T21" style:family="text">
      <style:text-properties fo:language="en" fo:country="GB" officeooo:rsid="0013b4f7"/>
    </style:style>
    <style:style style:name="T22" style:family="text">
      <style:text-properties fo:language="en" fo:country="GB" officeooo:rsid="001499ee"/>
    </style:style>
    <style:style style:name="T23" style:family="text">
      <style:text-properties fo:language="en" fo:country="GB" officeooo:rsid="0014e4b3"/>
    </style:style>
    <style:style style:name="T24" style:family="text">
      <style:text-properties fo:language="en" fo:country="GB" officeooo:rsid="00153746"/>
    </style:style>
    <style:style style:name="T25" style:family="text">
      <style:text-properties officeooo:rsid="00128e9f"/>
    </style:style>
    <style:style style:name="T26" style:family="text">
      <style:text-properties officeooo:rsid="0012b383"/>
    </style:style>
    <style:style style:name="T27" style:family="text">
      <style:text-properties officeooo:rsid="0013b4f7"/>
    </style:style>
    <style:style style:name="T28" style:family="text">
      <style:text-properties officeooo:rsid="001499ee"/>
    </style:style>
    <style:style style:name="T29" style:family="text">
      <style:text-properties officeooo:rsid="0014e4b3"/>
    </style:style>
    <style:style style:name="T30" style:family="text">
      <style:text-properties officeooo:rsid="00153746"/>
    </style:style>
    <style:style style:name="T31" style:family="text">
      <style:text-properties officeooo:rsid="001603da"/>
    </style:style>
    <style:style style:name="T32" style:family="text">
      <style:text-properties officeooo:rsid="00199069"/>
    </style:style>
    <style:style style:name="T33" style:family="text">
      <style:text-properties officeooo:rsid="001b653e"/>
    </style:style>
    <style:style style:name="T34" style:family="text">
      <style:text-properties officeooo:rsid="00208ff8"/>
    </style:style>
    <style:style style:name="T35" style:family="text">
      <style:text-properties officeooo:rsid="0023f8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/></text:h>
      <text:h text:style-name="Heading_20_1" text:outline-level="1"><text:span text:style-name="T1">Проект веб-сервиса «Алгедонет». Техническое задание</text:span></text:h>
      <text:p text:style-name="P2"><text:span text:style-name="T25">Группа разработчиков </text:span><text:span text:style-name="T20">Open </text:span><text:span text:style-name="T3">ОГАС</text:span></text:p>
      <text:p text:style-name="P2"><text:span text:style-name="T25">9.12.2013</text:span></text:p>
      <text:p text:style-name="Text_20_body"><text:span text:style-name="T1"/></text:p>
      <text:h text:style-name="P36" text:outline-level="2"><text:span text:style-name="T1">1. Глоссарий</text:span></text:h>
      <text:p text:style-name="P1"><text:span text:style-name="T1"/></text:p>
      <text:p text:style-name="P3"><text:span text:style-name="T26">Алгедонический сигнал — простой сигнал обратной связи, характеризующий комплексное отношение источника к некоторой ситуации по схеме «хорошо / плохо / индифферентно»</text:span></text:p>
      <text:p text:style-name="P3"><text:span text:style-name="T26">Алгедонод — персональное аппаратное устройство или программное обеспечение, предназначенное для отправки алгедонического сигнала в службу поддержки обратной связи</text:span></text:p>
      <text:p text:style-name="P3"><text:span text:style-name="T26"/></text:p>
      <text:p text:style-name="P3"><text:span text:style-name="T26"/></text:p>
      <text:h text:style-name="P36" text:outline-level="2"><text:span text:style-name="T1">2. Общие положения</text:span></text:h>
      <text:h text:style-name="P35" text:outline-level="3"><text:span text:style-name="T1">2.1. Название проекта</text:span></text:h>
      <text:p text:style-name="P4"><text:span text:style-name="T27">Название веб-сервиса и комплекса совместимых клиентских приложений — «Алгедонет», в английском варианте - «</text:span><text:span text:style-name="T21">Algedonet</text:span><text:span text:style-name="T4">».</text:span></text:p>
      <text:h text:style-name="Heading_20_3" text:outline-level="3"><text:span text:style-name="T1">2.2. Состав и содержание работ по реализации проекта</text:span></text:h>
      <text:p text:style-name="P4"><text:span text:style-name="T27">В рамках реализации проекта требуется выполнение следующих работ:</text:span></text:p>
      <text:list xml:id="list377995496882251618" text:style-name="L1">
        <text:list-item>
          <text:p text:style-name="P5"><text:span text:style-name="T28">Выбор и п</text:span><text:span text:style-name="T27">одготовка среды исполнения серверного программного обеспечения, на данном этапе —</text:span><text:span text:style-name="T28"> </text:span><text:span text:style-name="T22">VPS.</text:span></text:p>
        </text:list-item>
        <text:list-item>
          <text:p text:style-name="P7"><text:span text:style-name="T28">Выбор и установка СУБД для хранения данных обратной связи и ассоциированной информации.</text:span></text:p>
        </text:list-item>
        <text:list-item>
          <text:p text:style-name="P8"><text:span text:style-name="T29">Выбор, установка и настройка системы управления проектами</text:span></text:p>
        </text:list-item>
        <text:list-item>
          <text:p text:style-name="P7"><text:span text:style-name="T28">Создание серверного программного обеспечения, обеспечивающего получение и сохранение алгедонических сигналов, а также выплняющего сопутствующие функции (анализ и представление полученной информации по запросу).</text:span></text:p>
        </text:list-item>
        <text:list-item>
          <text:p text:style-name="P7"><text:span text:style-name="T28">Создание системы администрирования.</text:span></text:p>
        </text:list-item>
        <text:list-item>
          <text:p text:style-name="P31"><text:span text:style-name="T5">Разработка программных алгедонодов, включающих в себя:</text:span></text:p>
        </text:list-item>
      </text:list>
      <text:list xml:id="list2334331169695384450" text:style-name="L9">
        <text:list-item>
          <text:p text:style-name="P25"><text:span text:style-name="T28">виджеты веб-страниц</text:span></text:p>
        </text:list-item>
        <text:list-item>
          <text:p text:style-name="P25"><text:span text:style-name="T28">плагины социальных сетей</text:span></text:p>
        </text:list-item>
        <text:list-item>
          <text:p text:style-name="P25"><text:span text:style-name="T28">автономные приложения обратной связи для основных операционных систем</text:span></text:p>
        </text:list-item>
        <text:list-item>
          <text:p text:style-name="P25"><text:span text:style-name="T28">приложение для тестирования системы</text:span></text:p>
        </text:list-item>
      </text:list>
      <text:list xml:id="list37456173" text:continue-list="list377995496882251618" text:style-name="L1">
        <text:list-item>
          <text:p text:style-name="P6"><text:span text:style-name="T6">Разработка технической документации системы на базе движка </text:span><text:span text:style-name="T23">MediaWiki</text:span></text:p>
        </text:list-item>
      </text:list>
      <text:h text:style-name="P35" text:outline-level="3"><text:span text:style-name="T1">2.3. Порядок оформления результатов</text:span></text:h>
      <text:p text:style-name="P9"><text:span text:style-name="T29">Достигнутые результаты отмечаются в системе управления проектами. Также происходит дополнение и обновление документации в </text:span><text:span text:style-name="T23">Wiki. </text:span><text:span text:style-name="T6">Значимые результаты освещаются в ВК-группе </text:span><text:span text:style-name="T23">Open </text:span><text:span text:style-name="T6">ОГАС.</text:span></text:p>
      <text:p text:style-name="P9"><text:span text:style-name="T6"/></text:p>
      <text:h text:style-name="P36" text:outline-level="2"><text:span text:style-name="T1">3. Назначение и цели проекта</text:span></text:h>
      <text:h text:style-name="P35" text:outline-level="3"><text:span text:style-name="T1">3.1. Цели реализации проекта</text:span></text:h>
      <text:p text:style-name="P10"><text:span text:style-name="T30">Веб-сервис Алгедонет играет роль системы обратной связи в рамках проекта </text:span><text:span text:style-name="T24">Open </text:span><text:span text:style-name="T7">ОГАС. Его цель — поставлять алгедоническую реакцию пользователей </text:span><text:span text:style-name="T24">Open </text:span><text:span text:style-name="T7">ОГАС на происходящие изменения, коррелирующие с политикой системы.</text:span></text:p>
      <text:h text:style-name="P35" text:outline-level="3"><text:span text:style-name="T1">3.2. Задачи, решаемые в рамках проекта</text:span></text:h>
      <text:p text:style-name="P10"><text:span text:style-name="T30">В рамках системы Алгедонет предполагается решение следующих задач:</text:span></text:p>
      <text:list xml:id="list7220273188614241174" text:style-name="L10">
        <text:list-item>
          <text:p text:style-name="P11"><text:span text:style-name="T30">регистрация алгедонических сигналов пользователей и ассоциированной с ними информации,</text:span></text:p>
        </text:list-item>
        <text:list-item>
          <text:p text:style-name="P11"><text:span text:style-name="T30">хранение истории обратной связи,</text:span></text:p>
        </text:list-item>
        <text:list-item>
          <text:p text:style-name="P11"><text:span text:style-name="T30">анализ обратной связи и ассоциированной информации на предмет выявления кластеров и корреляций,</text:span></text:p>
        </text:list-item>
        <text:list-item>
          <text:p text:style-name="P12"><text:span text:style-name="T31">получение отчетов по данным обратной связи и результатам их анализа в текстовой и графической форме по запросу пользователей через Интернет.</text:span></text:p>
          <text:p text:style-name="P12"><text:span text:style-name="T31"/></text:p>
        </text:list-item>
      </text:list>
      <text:h text:style-name="P36" text:outline-level="2"><text:span text:style-name="T1">4. Требования к создаваемому программному обеспечению</text:span></text:h>
      <text:h text:style-name="P35" text:outline-level="3"><text:span text:style-name="T1">4.1. Требования к серверному программному обеспечению</text:span></text:h>
      <text:p text:style-name="P13"><text:span text:style-name="T32">Раздел не написан.</text:span></text:p>
      <text:h text:style-name="P35" text:outline-level="3"><text:span text:style-name="T1">4.2. Требования к клиентскому программному обеспечению</text:span></text:h>
      <text:p text:style-name="P13"><text:span text:style-name="T32">Раздел не написан.</text:span></text:p>
      <text:h text:style-name="P35" text:outline-level="3"><text:span text:style-name="T1">4.3. Требования к системе администрирования</text:span></text:h>
      <text:p text:style-name="P13"><text:span text:style-name="T32">Раздел не написан.</text:span></text:p>
      <text:p text:style-name="P13"><text:span text:style-name="T32"/></text:p>
      <text:h text:style-name="P36" text:outline-level="2"><text:span text:style-name="T1">5. Структура веб-сервиса</text:span></text:h>
      <text:p text:style-name="P14"><text:span text:style-name="T33">Раздел не написан.</text:span></text:p>
      <text:p text:style-name="P14"><text:span text:style-name="T33"/></text:p>
      <text:h text:style-name="P36" text:outline-level="2"><text:span text:style-name="T1">6. Интернационализация</text:span></text:h>
      <text:p text:style-name="P17"><text:span text:style-name="T34">Алгедоноды должны быть выполнены в соответствии с требованями интернационализации. Поощряется перевод текстовых ресурсов алгедонодов на любые языки мира, в первую очередь — имеющие хождение на территории Украины.</text:span></text:p>
      <text:p text:style-name="P14"><text:span text:style-name="T33"/></text:p>
      <text:h text:style-name="P37" text:outline-level="2"><text:span text:style-name="T19">7. </text:span><text:span text:style-name="T2">Пользователи системы</text:span></text:h>
      <text:p text:style-name="P15"><text:span text:style-name="T9">Пользователями системы могут быть как физические лица, так и организации.</text:span></text:p>
      <text:p text:style-name="P15"><text:span text:style-name="T9">По умолчанию предполагается, что источник алгедонического сигнала — физическое лицо, которое не обязано проходить какую-либо процедуру регистрации, хотя может сделать это добровольно для предоставления более полной информации системе.</text:span></text:p>
      <text:p text:style-name="P16"><text:span text:style-name="T10">Регистрация пользователя, посылающего сигнал посредством плагина социальной сети, выполняется автоматически при установке им соответствующего приложения.</text:span></text:p>
      <text:p text:style-name="P15"><text:span text:style-name="T9">Организации должны регистрироваться в системе, предоставляя всю необходимую информацию для получения идентфикационного кода.</text:span></text:p>
      <text:h text:style-name="P37" text:outline-level="2"><text:span text:style-name="T2">8. Функциональность веб-сервиса</text:span></text:h>
      <text:p text:style-name="P20"><text:span text:style-name="T12">Веб-сервис Алгедонет должен предоставлять следующую функциональность:</text:span></text:p>
      <text:list xml:id="list8602291715004481613" text:style-name="L12">
        <text:list-item>
          <text:p text:style-name="P21"><text:span text:style-name="T12">обработка запроса на реги</text:span><text:span text:style-name="T13">с</text:span><text:span text:style-name="T12">трацию алгедонического сигнала (положительного, отрицательного или индифферентного):</text:span></text:p>
        </text:list-item>
        <text:list-item>
          <text:p text:style-name="P26"><text:span text:style-name="T13">классификация сигнала</text:span></text:p>
        </text:list-item>
        <text:list-item>
          <text:p text:style-name="P26"><text:span text:style-name="T13">сохранение сигнала, </text:span><text:span text:style-name="T16">времени его подачи</text:span><text:span text:style-name="T13"> и сопутствующих данных в СУБД</text:span></text:p>
        </text:list-item>
        <text:list-item>
          <text:p text:style-name="P26"><text:span text:style-name="T13">отправка подтверждения клиентскому приложению</text:span></text:p>
        </text:list-item>
        <text:list-item>
          <text:p text:style-name="P32"><text:span text:style-name="T13">обработка запроса на регистрацию пользователя</text:span><text:span text:style-name="T8">, </text:span><text:span text:style-name="T13">включающего </text:span><text:span text:style-name="T15">как минимум</text:span><text:span text:style-name="T13"> следующие данные:</text:span></text:p>
        </text:list-item>
        <text:list-item>
          <text:p text:style-name="P27"><text:span text:style-name="T14">тип пользователя (физическое лицо, организация)</text:span></text:p>
        </text:list-item>
        <text:list-item>
          <text:p text:style-name="P28"><text:span text:style-name="T15">полное имя пользователя (для физического лица) или регистрационное имя (для организации)</text:span></text:p>
        </text:list-item>
        <text:list-item>
          <text:p text:style-name="P29"><text:span text:style-name="T16">гражданство (для физического лица) или страна регистрации (для организации)</text:span></text:p>
        </text:list-item>
        <text:list-item>
          <text:p text:style-name="P28"><text:span text:style-name="T15">тип (для организации), в том числе:</text:span></text:p>
        </text:list-item>
        <text:list-item>
          <text:p text:style-name="P34"><text:span text:style-name="T15">правительственная</text:span></text:p>
        </text:list-item>
        <text:list-item>
          <text:p text:style-name="P34"><text:span text:style-name="T15">военная</text:span></text:p>
        </text:list-item>
        <text:list-item>
          <text:p text:style-name="P34"><text:span text:style-name="T15">общественная</text:span></text:p>
        </text:list-item>
        <text:list-item>
          <text:p text:style-name="P34"><text:span text:style-name="T15">образовательная</text:span></text:p>
        </text:list-item>
        <text:list-item>
          <text:p text:style-name="P34"><text:span text:style-name="T15">исследовательская</text:span></text:p>
        </text:list-item>
        <text:list-item>
          <text:p text:style-name="P34"><text:span text:style-name="T15">медицинская</text:span></text:p>
        </text:list-item>
        <text:list-item>
          <text:p text:style-name="P34"><text:span text:style-name="T15">коммерческая</text:span></text:p>
        </text:list-item>
        <text:list-item>
          <text:p text:style-name="P34"><text:span text:style-name="T15">религиозная</text:span></text:p>
        </text:list-item>
        <text:list-item>
          <text:p text:style-name="P34"><text:span text:style-name="T15">прочие виды</text:span></text:p>
        </text:list-item>
        <text:list-item>
          <text:p text:style-name="P33"><text:span text:style-name="T15">запрос на регистрацию сигнала должен включать следующую информацию:</text:span></text:p>
        </text:list-item>
        <text:list-item>
          <text:p text:style-name="P30"><text:span text:style-name="T35">IP</text:span><text:span text:style-name="T16">-адрес источника</text:span></text:p>
        </text:list-item>
        <text:list-item>
          <text:p text:style-name="P30"><text:span text:style-name="T16">аутентификационные данные</text:span></text:p>
        </text:list-item>
        <text:list-item>
          <text:p text:style-name="P30"><text:span text:style-name="T16">связанные дополнительные данные, передаваемые в рамках альтернативного использования системы (код голосования, временной период и т.п.)</text:span></text:p>
        </text:list-item>
      </text:list>
      <text:h text:style-name="P37" text:outline-level="2"><text:span text:style-name="T2">9. Функциональность клиентских приложений</text:span></text:h>
      <text:p text:style-name="P18"><text:span text:style-name="T11">Клиентские приложения-алгедоноды должны в минимальном варианте предоставлять пользователям следующую функциональность:</text:span></text:p>
      <text:list xml:id="list3922778503092194226" text:style-name="L11">
        <text:list-item>
          <text:p text:style-name="P19"><text:span text:style-name="T11">отправка положительного алгедонического сигнала</text:span></text:p>
        </text:list-item>
        <text:list-item>
          <text:p text:style-name="P19"><text:span text:style-name="T11">отправка отрицательного алгедонического сигнала</text:span></text:p>
        </text:list-item>
        <text:list-item>
          <text:p text:style-name="P19"><text:span text:style-name="T11">отправка индифферентного алгедонического сигнала (возможность обсуждается)</text:span></text:p>
        </text:list-item>
        <text:list-item>
          <text:p text:style-name="P19"><text:span text:style-name="T11">регистрация пользователя в системе</text:span></text:p>
        </text:list-item>
      </text:list>
      <text:p text:style-name="P14"><text:span text:style-name="T8"/></text:p>
      <text:h text:style-name="P37" text:outline-level="2"><text:span text:style-name="T2">10. </text:span><text:span text:style-name="T17">Интерфейс и д</text:span><text:span text:style-name="T2">изайн клиентских приложений</text:span></text:h>
      <text:p text:style-name="P22"><text:span text:style-name="T17">К интефейсу и дизайну клиентских приложений нет явных требований, но желательно следование следующим пожеланиям:</text:span></text:p>
      <text:list xml:id="list1710683435902259702" text:style-name="L13">
        <text:list-item>
          <text:p text:style-name="P23"><text:span text:style-name="T17">минималистичность: отсутствие в интерфейсе элементов, не несущих функциональной нагрузки</text:span></text:p>
        </text:list-item>
        <text:list-item>
          <text:p text:style-name="P23"><text:span text:style-name="T17">контрастность, выраженность функциональных элементов, интуитивно-понятные цветовые решения</text:span></text:p>
        </text:list-item>
        <text:list-item>
          <text:p text:style-name="P24"><text:span text:style-name="T18">исключение по возможности ситуаций ошибочного ввода (крупные, разнесенные в пространстве функциональные элементы, унификация интерфейса между алгедонодами разных типов)</text:span></text:p>
        </text:list-item>
      </text:list>
      <text:p text:style-name="P14"><text:span text:style-name="T8"/></text:p>
      <text:h text:style-name="P37" text:outline-level="2"><text:span text:style-name="T2">11. Дополнительная информация</text:span></text:h>
      <text:p text:style-name="P14"><text:span text:style-name="T8">Раздела не написан.</text:span></text:p>
      <text:p text:style-name="P14"><text:span text:style-name="T8"/></text:p>
      <text:h text:style-name="P37" text:outline-level="2"><text:span text:style-name="T2">12. Порядок приема выполненных работ</text:span></text:h>
      <text:p text:style-name="P14"><text:span text:style-name="T8">Раздел не написан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9T13:35:43.21</meta:creation-date>
    <dc:date>2013-12-09T17:31:25.84</dc:date>
    <meta:editing-duration>PT3H40M18S</meta:editing-duration>
    <meta:editing-cycles>22</meta:editing-cycles>
    <meta:generator>LibreOffice/4.0.0.3$Windows_x86 LibreOffice_project/7545bee9c2a0782548772a21bc84a9dcc583b89</meta:generator>
    <meta:document-statistic meta:table-count="0" meta:image-count="0" meta:object-count="0" meta:page-count="13" meta:paragraph-count="89" meta:word-count="684" meta:character-count="5591" meta:non-whitespace-character-count="5033"/>
  </office:meta>
</office:document-meta>
</file>